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old door is a door. It is west of Counter. Through it is the Entrance of black market.</text:p>
      <text:p text:style-name="Standard">The description of old door is "You´re standing in front of an old and shabby door. Behind it, you will find anything you could possibly need or even desire. But the goods are sold by seedy dealers. It´s definitly illegal to buy here."</text:p>
      <text:p text:style-name="Standard">Entrance of black market is a room.</text:p>
      <text:p text:style-name="Standard">The description of Entrance of black market is "As you enter the room, you can see many different stands filled with goods. You should start going around and checking the offers for items you could need."</text:p>
      <text:p text:style-name="Standard"/>
      <text:p text:style-name="Standard">Understand "take [something]" as taking.</text:p>
      <text:p text:style-name="Standard"/>
      <text:p text:style-name="Standard">Lunar Popojevs box is a room. <text:s/>Lunar Popojevs box is west of Entrance of black market.</text:p>
      <text:p text:style-name="Standard">The description of Lunar Popojevs box is "This box offers all kinds of electrical devices like generators, zapper, blasters and lighting cones. The vendor has just one eye, one hand and looks pretty serious - if i was you, i wouldn´t be kidding with him."</text:p>
      <text:p text:style-name="Standard">Lunar Popojev is a person. Lunar Popojev is in Lunar Popojevs box.</text:p>
      <text:p text:style-name="Standard">The description of Lunar Popojev is "I have been married for over 30 years now. Unfortunately I lost my wedding ring years ago. I really need to get it back. It was golden and shiny. I can´t offer very much in case you will find it. I only have this piece of metal that looks like an ancient <text:s/>Portalframe... please help me."</text:p>
      <text:p text:style-name="Standard">Lunar Popojev carries <text:s/>Portalframe. Portalframe is a thing.</text:p>
      <text:p text:style-name="Standard">Instead of giving <text:s/>Golden Ring to Lunar Popojev:</text:p>
      <text:p text:style-name="Standard"><text:tab/>if the player has a Golden Ring, say "Thank you for your help! Here, I owe you this Portalframe.";</text:p>
      <text:p text:style-name="Standard"><text:tab/>otherwise say "You don´t have what I´ve been asking you for!";</text:p>
      <text:p text:style-name="Standard"><text:tab/>Now Lunar Popojev carries the Golden Ring;</text:p>
      <text:p text:style-name="Standard"><text:tab/>Now the player carries Portalframe;</text:p>
      <text:p text:style-name="Standard"><text:tab/></text:p>
      <text:p text:style-name="Standard">Gnormars box is a room. Gnormars box is north of Lunar Popojevs box. </text:p>
      <text:p text:style-name="Standard">The description of Gnormars box is "Medals, rings and even swords. You discovered the goods of an ancient smith. With his dark lether coat, his stumpy food and a wink of a smile in the face, the smith makes you almost feel comfortable."</text:p>
      <text:p text:style-name="Standard">Gnormar is a person. Gnormar is in Gnormars box.</text:p>
      <text:p text:style-name="Standard">The description of Gnormar is "Unfortunately I ran out of material. I really need some iron..."</text:p>
      <text:p text:style-name="Standard">Gnormar Gnormar carries Golden Ring. Golden Ring is a thing.</text:p>
      <text:p text:style-name="Standard">Instead of giving Iron plates <text:s/>to Gnormar:</text:p>
      <text:p text:style-name="Standard"><text:tab/>if the player has Iron plates, say "Ah, that´s what I was looking for!";</text:p>
      <text:p text:style-name="Standard"><text:tab/>otherwise say "I don´t need this crap.";</text:p>
      <text:p text:style-name="Standard"><text:tab/>Now Gnormar carries Iron plates;</text:p>
      <text:p text:style-name="Standard"><text:tab/>Now the player carries Golden ring;</text:p>
      <text:p text:style-name="Standard"><text:tab/></text:p>
      <text:p text:style-name="Standard">Brolafs box is a room. Brolafs box is south of Lunar Popojevs box.</text:p>
      <text:p text:style-name="Standard">The description of Brolafs box is "The sign on the box says 'Healthy', but you can´t see anything that could be eaten. Just a bunch of knifes and guns."</text:p>
      <text:p text:style-name="Standard">Brolaf is a person. Brolaf is in Brolafs box.</text:p>
      <text:p text:style-name="Standard">The description of Brolaf is "He is just standing there, holding a giant axe and watching everyone thats passing by. As you watch the scene, a cold shower runs down your back."</text:p>
      <text:p text:style-name="Standard">Brolaf carries Axe. Axe is a thing.</text:p>
      <text:p text:style-name="Standard">Instead of giving Iron plates <text:s/>to Brolaf:</text:p>
      <text:p text:style-name="Standard"><text:tab/>if the player has Iron plates, say "Take this:";</text:p>
      <text:p text:style-name="Standard"><text:tab/>otherwise say "Get away.";</text:p>
      <text:p text:style-name="Standard"><text:tab/>Now Brolaf carries Iron plates;</text:p>
      <text:p text:style-name="Standard"><text:soft-page-break/><text:tab/>Now the player carries Axe;</text:p>
      <text:p text:style-name="Standard"><text:tab/></text:p>
      <text:p text:style-name="Standard">Niemar Zoroks box is a room. Niemar Zoroks box is west of Lunar Popojevs box.</text:p>
      <text:p text:style-name="Standard">The description of Niemar Zoroks box is "Brewery - Liquor and booze. he owner of this box seems like he doesn´t feel good. Hes tottering and almost tripping over."</text:p>
      <text:p text:style-name="Standard">Niemar Zorok is a person. Niemar Zorok is in Niemar Zoroks box.</text:p>
      <text:p text:style-name="Standard">The description of Niemar Zorok is "Guda adanda Mif agu."</text:p>
      <text:p text:style-name="Standard">Niemar carries Booze. Booze is a thing.</text:p>
      <text:p text:style-name="Standard"/>
      <text:p text:style-name="Standard">Lasra Gruls box is a room. Lasra Gruls box is north of Niemar Zoroks box. </text:p>
      <text:p text:style-name="Standard">The description of Lasra Gruls box is "Nothing to see here. The owner is gone - or is he? You almost overlooked him. Hes hanging from the wall on the left."</text:p>
      <text:p text:style-name="Standard">Ladra Grul is a person. Lasra Grul is in Lasra Gruls box.</text:p>
      <text:p text:style-name="Standard">The description of Lasra Grul is "Hello there."</text:p>
      <text:p text:style-name="Standard">Lasra Grul carries Invisibility cloak. Invisibility cloak is a thing.</text:p>
      <text:p text:style-name="Standard">Instead of giving Knife <text:s/>to Lasra Grul:</text:p>
      <text:p text:style-name="Standard"><text:tab/>if the player has Knife, say "Ah, a tool for a true assasin.";</text:p>
      <text:p text:style-name="Standard"><text:tab/>otherwise say "I need my assasin tool!";</text:p>
      <text:p text:style-name="Standard"><text:tab/>Now Lasra Grul carries Knife;</text:p>
      <text:p text:style-name="Standard"><text:tab/>Now the player carries Invisibility Cloak;</text:p>
      <text:p text:style-name="Standard"><text:tab/></text:p>
      <text:p text:style-name="Standard">Noelias box is a room. Noelias box is south of Niemra Zoroks box and west of Brolafs box. </text:p>
      <text:p text:style-name="Standard">The description of Noelias box is "Beautiful flowers everywhere. You can buy seeds and plants from this tiny girl. A small girl with a big and cheeky smile in her face. She looks very happy, even if you don´t know why."</text:p>
      <text:p text:style-name="Standard">Noelia is a person. Noelia is in Noelias box.</text:p>
      <text:p text:style-name="Standard">The description of Noelia is "Beauty isn´t just a thing, you know. It´s everywhere anytime."</text:p>
      <text:p text:style-name="Standard">Noelia carries Flowerpot. Flowerpot is a thing.</text:p>
      <text:p text:style-name="Standard">Instead of giving Golden Ring <text:s/>to Noelia:</text:p>
      <text:p text:style-name="Standard"><text:tab/>if the player has Golden Ring, say "This will look perfect on me!";</text:p>
      <text:p text:style-name="Standard"><text:tab/>otherwise say "You don´t have anything that suits me.";</text:p>
      <text:p text:style-name="Standard"><text:tab/>Now Noelia carries Golden Ring;</text:p>
      <text:p text:style-name="Standard"><text:tab/>Now the player carries Flowerpot;</text:p>
      <text:p text:style-name="Standard"><text:tab/></text:p>
      <text:p text:style-name="Standard">Rumpelcoons box is a room. Rumpelcoons box is west of Niemar Zoroks box. </text:p>
      <text:p text:style-name="Standard">The description of Rumpelcoons box is "Knit´n´crochet. You can buy tons of different needles, threads, yarn and wool here. The owner is a guy wearing a pink tutu, pink socks and <text:s/>red hairband which holds together his curly blond hairs. You have never seen a person like this before."</text:p>
      <text:p text:style-name="Standard">Rumpelcoon is a person. Rumpelcoon is in Rumpelcoons box.</text:p>
      <text:p text:style-name="Standard">The description of Rumpelcoon is "I´m sexy and I know it!"</text:p>
      <text:p text:style-name="Standard">Rumpelcoon carries Socket. Socket is a thing.</text:p>
      <text:p text:style-name="Standard">Instead of giving Flowerpot to Rumplecoon:</text:p>
      <text:p text:style-name="Standard"><text:tab/>if the player has Flowerpot, say "True beauty is everyhwere, you know!";</text:p>
      <text:p text:style-name="Standard"><text:tab/>otherwise say "Those shoes with this shirt? Bah!";</text:p>
      <text:p text:style-name="Standard"><text:tab/>Now Rumplecoon carries Flowerpot;</text:p>
      <text:p text:style-name="Standard"><text:tab/>Now the player carries Socket;</text:p>
      <text:p text:style-name="Standard"><text:tab/></text:p>
      <text:p text:style-name="Standard">Wolfgangs box is a room. Wolfgangs box is north of Rumpelcoons box.</text:p>
      <text:p text:style-name="Standard">The description of Wolfgangs box is "Vials, distillers, drains and tubes everywhere. A strand scent is in the air, too. It might have been something to do with chemistry. The owner looks distracted and out of place. He is wearing a big white coat, strange glasses and gloves. He is running around buisily without even noticing you."</text:p>
      <text:p text:style-name="Standard"><text:soft-page-break/>Wolfgang is a person. Wolfgang is in Wolfgangs box.</text:p>
      <text:p text:style-name="Standard">The description of Wolfgang is "Chemistry is my life. If it will someday end due to my passion, it was worth it."</text:p>
      <text:p text:style-name="Standard">Wolfgang carries Tungsten. Tungsten is a thing.</text:p>
      <text:p text:style-name="Standard">Instead of giving Supplies <text:s/>to Wolfgang:</text:p>
      <text:p text:style-name="Standard"><text:tab/>if the player has Supplies, say "You´re the H2 to my O!";</text:p>
      <text:p text:style-name="Standard"><text:tab/>otherwise say "Let´s be like protones and electrones...";</text:p>
      <text:p text:style-name="Standard"><text:tab/>Now Wolfgang carries Supplies;</text:p>
      <text:p text:style-name="Standard"><text:tab/>Now the player carries Tungsten;</text:p>
      <text:p text:style-name="Standard"/>
      <text:p text:style-name="Standard">Blacksmith is a room. Blacksmith is south of Rumpelcoons box and west of Noelias box.</text:p>
      <text:p text:style-name="Standard">The description of Blacksmith is "A massive furnance and an anvil in front of it. A huge man is holding a hammer and beating a red glowing piece of metal. A bold huge man, wearing a black dark coat. His upper arm looks like it has been carved out of marvel. His power must be immense."</text:p>
      <text:p text:style-name="Standard">Blacksmith Ru is a person. Blacksmith Ru is in Blacksmith.</text:p>
      <text:p text:style-name="Standard">The description of Blacksmith Ru is "So much to do but I don´t have the time..."</text:p>
      <text:p text:style-name="Standard">Blacksmith Ru carries Iron plates. Iron plates is a thing.</text:p>
      <text:p text:style-name="Standard">Blacksmith Ru carries Sweets and Teddy. Sweets and teddy is a thing.</text:p>
      <text:p text:style-name="Standard">Instead of giving Tungsten <text:s/>to Blacksmith Ru:</text:p>
      <text:p text:style-name="Standard"><text:tab/>if the player has Tungsten, say "I thank you, my friend!";</text:p>
      <text:p text:style-name="Standard"><text:tab/>otherwise say "Not what I need, fam.";</text:p>
      <text:p text:style-name="Standard"><text:tab/>Now Blacksmith Ru carries Tungsten;</text:p>
      <text:p text:style-name="Standard"><text:tab/>Now the player carries Iron plates;</text:p>
      <text:p text:style-name="Standard"><text:tab/></text:p>
      <text:p text:style-name="Standard">Instead of giving Tungsten to Blacksmith Ru:</text:p>
      <text:p text:style-name="Standard"><text:tab/>if the player has Tungsten, say "I thank you, my friend!";</text:p>
      <text:p text:style-name="Standard"><text:tab/>otherwise say "Not what I need, fam.";</text:p>
      <text:p text:style-name="Standard"><text:tab/>Now Blacksmith Ru carries Tungsten;</text:p>
      <text:p text:style-name="Standard"><text:tab/>Now the player carries Sweets and Teddy;</text:p>
      <text:p text:style-name="Standard"/>
      <text:p text:style-name="Standard">Vending box is a room. Vending box is west of Rumplecoons box.</text:p>
      <text:p text:style-name="Standard">The description of Vending box is "Just the standart shop, Food and more."</text:p>
      <text:p text:style-name="Standard">Vendor Thomas is a person. Vendor Thomas is in Vending Box.</text:p>
      <text:p text:style-name="Standard">Vendor Thomas carries Supplies. Supplies is a thing.</text:p>
      <text:p text:style-name="Standard">Instead of giving Chips <text:s/>to Vendor Thomas:</text:p>
      <text:p text:style-name="Standard"><text:tab/>if the player has Chips, say "You´re welcome!";</text:p>
      <text:p text:style-name="Standard"><text:tab/>otherwise say "Sorry, I really don´t need this.";</text:p>
      <text:p text:style-name="Standard"><text:tab/>Now Vendor Thomas carries Chips;</text:p>
      <text:p text:style-name="Standard"><text:tab/>Now the player carries Supplies;</text:p>
      <text:p text:style-name="Standard"><text:tab/></text:p>
      <text:p text:style-name="Standard">Barricade is a room. Barricade is west of Rumpelcoons box. </text:p>
      <text:p text:style-name="Standard">The description of Barricade is "The walkway ends here, further access has been blocked with a cart. You can hear a sobbing noise from behind the cart."</text:p>
      <text:p text:style-name="Standard"/>
      <text:p text:style-name="Standard">Small corner is a room. Small corner is west of Barricade.</text:p>
      <text:p text:style-name="Standard">The description of Small corner is "On the floor you see a little boy, wearing shabby and dirty clothes. Tears are falling down on the ground while he is crying."</text:p>
      <text:p text:style-name="Standard">Orphan is a person. Orphan is in Small corner.</text:p>
      <text:p text:style-name="Standard">The description of Orphan is "I have been living here for many days now, and i feel very lonely. Hunger is my mortal fellow. I just wish I had somebody or even something to spend my time with, something to feel a bit happy about. I could offer you this frame if you can find anything that can make me smile again." </text:p>
      <text:p text:style-name="Standard"><text:soft-page-break/>Orphan carries Friendship bracelet. Friendship bracelet is a thing.</text:p>
      <text:p text:style-name="Standard">Instead of giving Sweets and Teddy to Orphan:</text:p>
      <text:p text:style-name="Standard"><text:tab/>if the player has Sweets and Teddy, say "Thank you! Finally I found a friend.";</text:p>
      <text:p text:style-name="Standard"><text:tab/>otherwise say "I´m sorry... I don´t want you to be my friend.";</text:p>
      <text:p text:style-name="Standard"><text:tab/>Now Orphan carries Sweets and Teddy;</text:p>
      <text:p text:style-name="Standard"><text:tab/>Now the player carries Portal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M2S</meta:editing-duration>
    <meta:editing-cycles>9</meta:editing-cycles>
    <meta:generator>OpenOffice/4.1.3$Win32 OpenOffice.org_project/413m1$Build-9783</meta:generator>
    <dc:date>2018-02-16T14:13:41.89</dc:date>
    <dc:creator>Nico Enders</dc:creator>
    <meta:document-statistic meta:table-count="0" meta:image-count="0" meta:object-count="0" meta:page-count="4" meta:paragraph-count="125" meta:word-count="1608" meta:character-count="9036"/>
    <meta:user-defined meta:name="Info 1"/>
    <meta:user-defined meta:name="Info 2"/>
    <meta:user-defined meta:name="Info 3"/>
    <meta:user-defined meta:name="Info 4"/>
  </office:meta>
</office:document-meta>
</file>